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c974" officeooo:paragraph-rsid="000dc9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udo apt-get install python3</text:p>
      <text:p text:style-name="Standard">sudo touch file</text:p>
      <text:p text:style-name="Standard">vim file</text:p>
      <text:p text:style-name="P1"># В файле:</text:p>
      <text:p text:style-name="P1"># Нажать на букву «Ш»</text:p>
      <text:p text:style-name="P1">!#/usr/bin/python3</text:p>
      <text:p text:style-name="P1">print(«Hello from Linux!»)</text:p>
      <text:p text:style-name="P1"># Нажать «Esc»</text:p>
      <text:p text:style-name="P1"># Ввести команду «:wq»</text:p>
      <text:p text:style-name="P1">####################</text:p>
      <text:p text:style-name="P1">chmod +x file</text:p>
      <text:p text:style-name="P1">./fil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6T12:08:00.109104978</meta:creation-date>
    <dc:date>2023-11-06T12:11:31.694957307</dc:date>
    <meta:editing-duration>PT3M32S</meta:editing-duration>
    <meta:editing-cycles>1</meta:editing-cycles>
    <meta:document-statistic meta:table-count="0" meta:image-count="0" meta:object-count="0" meta:page-count="1" meta:paragraph-count="12" meta:word-count="33" meta:character-count="201" meta:non-whitespace-character-count="180"/>
    <meta:generator>LibreOffice/7.3.7.2$Linux_X86_64 LibreOffice_project/30$Build-2</meta:generator>
  </office:meta>
</office:document-meta>
</file>